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4" style:family="graphic" style:parent-style-name="objectwithoutfill">
      <style:graphic-properties svg:stroke-width="0.05cm" svg:stroke-color="#9900ff" draw:marker-start="Arrow" draw:marker-start-width="0.425cm" draw:marker-end="" draw:marker-end-width="0.52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9900ff" draw:marker-start="" draw:marker-start-width="0.425cm" draw:marker-end="" draw:marker-end-width="0.52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000099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8" style:family="graphic" style:parent-style-name="objectwithoutfill">
      <style:graphic-properties svg:stroke-width="0.05cm" svg:stroke-color="#9900ff" draw:marker-start="" draw:marker-start-width="0.425cm" draw:marker-end="Arrow" draw:marker-end-width="0.52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cm" svg:stroke-color="#9900ff" draw:marker-start="" draw:marker-start-width="0.425cm" draw:marker-end="" draw:marker-end-width="0.52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99" draw:marker-start-width="0.5cm" draw:marker-end-width="0.5cm" draw:fill-color="#dddddd" draw:textarea-horizontal-align="justify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11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9900ff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14" style:family="graphic" style:parent-style-name="standard">
      <style:graphic-properties svg:stroke-width="0.1cm" svg:stroke-color="#000000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color="#000099" fo:font-family="'Courier New'" style:font-family-generic="modern" style:font-pitch="fixed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color="#000099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990099" fo:font-family="'Courier New'" style:font-family-generic="modern" style:font-pitch="fixed" fo:font-size="8pt" style:text-underline-style="none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style:use-window-font-color="true" fo:font-family="'Courier New'" style:font-family-generic="modern" style:font-pitch="fixed" fo:font-size="8pt" style:text-underline-style="none" fo:font-weight="bold" style:font-size-asian="8pt" style:font-weight-asian="bold" style:font-size-complex="8pt" style:font-weight-complex="bold"/>
    </style:style>
    <style:style style:name="T1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000099" fo:font-family="'Courrier New'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color="#000099" fo:font-family="'Courrier New'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color="#990099" fo:font-family="'Courrier New'" fo:font-size="8pt" style:text-underline-style="none" fo:font-weight="bold" style:font-size-asian="8pt" style:font-weight-asian="bold" style:font-size-complex="8pt" style:font-weight-complex="bold"/>
    </style:style>
    <style:style style:name="T7" style:family="text">
      <style:text-properties style:use-window-font-color="true" fo:font-family="'Courrier New'" fo:font-size="8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frame draw:style-name="gr2" draw:text-style-name="P3" draw:layer="layout" svg:width="6.5cm" svg:height="1.9cm" svg:x="0.3cm" svg:y="0.4cm">
          <draw:text-box>
            <text:p text:style-name="P2"><text:span text:style-name="T1">[ 03 - 01 - 1]</text:span></text:p>
          </draw:text-box>
        </draw:frame>
        <draw:frame draw:style-name="gr2" draw:text-style-name="P4" draw:layer="layout" svg:width="20.7cm" svg:height="1.9cm" svg:x="7cm" svg:y="0.4cm">
          <draw:text-box>
            <text:p text:style-name="P2"><text:span text:style-name="T2">Ordinateur Client</text:span></text:p>
          </draw:text-box>
        </draw:frame>
        <draw:custom-shape draw:style-name="gr3" draw:text-style-name="P5" draw:layer="layout" svg:width="14cm" svg:height="8cm" svg:x="13cm" svg:y="3cm">
          <text:p text:style-name="P2"><text:span text:style-name="T3">Navigateur Web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draw:layer="layout" svg:width="10cm" svg:height="2cm" svg:x="5cm" svg:y="18cm">
          <text:p text:style-name="P2"><text:span text:style-name="T3">Carte Réseau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2" draw:layer="layout" svg:x1="5cm" svg:y1="18.7cm" svg:x2="2.5cm" svg:y2="18.7cm">
          <text:p/>
        </draw:line>
        <draw:line draw:style-name="gr5" draw:text-style-name="P2" draw:layer="layout" svg:x1="5cm" svg:y1="19.8cm" svg:x2="2.5cm" svg:y2="19.8cm">
          <text:p/>
        </draw:line>
        <draw:custom-shape draw:style-name="gr3" draw:text-style-name="P6" draw:layer="layout" svg:width="10cm" svg:height="1.999cm" svg:x="5cm" svg:y="15.001cm">
          <text:p text:style-name="P2"><text:span text:style-name="T3">Couche d'abstraction matériel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3.7cm" svg:y1="16.6cm" svg:x2="3.7cm" svg:y2="18.2cm">
          <text:p/>
        </draw:line>
        <draw:custom-shape draw:style-name="gr7" draw:text-style-name="P7" draw:layer="layout" svg:width="6cm" svg:height="0.8cm" svg:x="6cm" svg:y="16cm">
          <text:p text:style-name="P2"><text:span text:style-name="T4">Port 1038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draw:layer="layout" svg:width="10cm" svg:height="2cm" svg:x="5cm" svg:y="12.001cm">
          <text:p text:style-name="P2"><text:span text:style-name="T3">Système d'exploitation</text:span></text:p>
          <text:p text:style-name="P2"><text:span text:style-name="T3">(Windows 7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2" draw:layer="layout" svg:x1="6cm" svg:y1="16.625cm" svg:x2="3.7cm" svg:y2="16.6cm">
          <text:p/>
        </draw:line>
        <draw:line draw:style-name="gr8" draw:text-style-name="P2" draw:layer="layout" svg:x1="5.975cm" svg:y1="16.22cm" svg:x2="3.7cm" svg:y2="16.2cm">
          <text:p/>
        </draw:line>
        <draw:line draw:style-name="gr6" draw:text-style-name="P2" draw:layer="layout" svg:x1="3.7cm" svg:y1="14.3cm" svg:x2="3.7cm" svg:y2="16.2cm">
          <text:p/>
        </draw:line>
        <draw:line draw:style-name="gr9" draw:text-style-name="P2" draw:layer="layout" svg:x1="3.7cm" svg:y1="12cm" svg:x2="3.7cm" svg:y2="14.2cm">
          <text:p/>
        </draw:line>
        <draw:line draw:style-name="gr6" draw:text-style-name="P2" draw:layer="layout" svg:x1="3.7cm" svg:y1="4.6cm" svg:x2="3.7cm" svg:y2="12cm">
          <text:p/>
        </draw:line>
        <draw:line draw:style-name="gr8" draw:text-style-name="P2" draw:layer="layout" svg:x1="5.001cm" svg:y1="18.225cm" svg:x2="3.7cm" svg:y2="18.2cm">
          <text:p/>
        </draw:line>
        <draw:line draw:style-name="gr4" draw:text-style-name="P2" draw:layer="layout" svg:x1="12.975cm" svg:y1="4.6cm" svg:x2="3.7cm" svg:y2="4.6cm">
          <text:p/>
        </draw:line>
        <draw:custom-shape draw:style-name="gr10" draw:text-style-name="P8" draw:layer="layout" svg:width="7.999cm" svg:height="1.999cm" svg:x="14.001cm" svg:y="5.001cm">
          <text:p text:style-name="P2"><text:span text:style-name="T5">Barre d'adress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draw:layer="layout" svg:width="3.001cm" svg:height="1.999cm" svg:x="23cm" svg:y="5.001cm">
          <text:p text:style-name="P2"><text:span text:style-name="T5">Bouton 'envoyer'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1" draw:text-style-name="P2" draw:layer="layout" svg:x1="27.4cm" svg:y1="6cm" svg:x2="25.925cm" svg:y2="6cm">
          <text:p/>
        </draw:line>
        <draw:line draw:style-name="gr12" draw:text-style-name="P2" draw:layer="layout" svg:x1="27.4cm" svg:y1="11.2cm" svg:x2="27.4cm" svg:y2="6cm">
          <text:p/>
        </draw:line>
        <draw:line draw:style-name="gr12" draw:text-style-name="P2" draw:layer="layout" svg:x1="4cm" svg:y1="11.4cm" svg:x2="27.4cm" svg:y2="11.2cm">
          <text:p/>
        </draw:line>
        <draw:line draw:style-name="gr12" draw:text-style-name="P2" draw:layer="layout" svg:x1="4cm" svg:y1="11.4cm" svg:x2="4cm" svg:y2="19.5cm">
          <text:p/>
        </draw:line>
        <draw:line draw:style-name="gr11" draw:text-style-name="P2" draw:layer="layout" svg:x1="5.013cm" svg:y1="19.5cm" svg:x2="4cm" svg:y2="19.5cm">
          <text:p/>
        </draw:line>
        <draw:custom-shape draw:style-name="gr13" draw:text-style-name="P9" draw:layer="layout" svg:width="2cm" svg:height="1cm" svg:x="0.501cm" svg:y="18cm">
          <text:p text:style-name="P2"><text:span text:style-name="T6">Réponse </text:span></text:p>
          <text:p text:style-name="P2"><text:span text:style-name="T6">HTML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0" draw:layer="layout" svg:width="2cm" svg:height="1cm" svg:x="0.501cm" svg:y="19.402cm">
          <text:p text:style-name="P2"><text:span text:style-name="T7">Requête </text:span></text:p>
          <text:p text:style-name="P2"><text:span text:style-name="T7">HTTP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1H59M48S</meta:editing-duration>
    <meta:editing-cycles>3714</meta:editing-cycles>
    <meta:generator>OpenOffice/4.1.0$Win32 OpenOffice.org_project/410m18$Build-9764</meta:generator>
    <dc:date>2017-06-25T23:38:57.32</dc:date>
    <meta:document-statistic meta:object-count="32"/>
  </office:meta>
</office:document-meta>
</file>